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Preformatted_20_Text">
      <style:text-properties style:font-name="Nimbus Roman No9 L"/>
    </style:style>
    <style:style style:name="P3" style:family="paragraph" style:parent-style-name="Preformatted_20_Text">
      <style:text-properties style:font-name="Nimbus Roman No9 L"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Preformatted_20_Text">
      <style:text-properties style:font-name="Nimbus Roman No9 L" fo:font-size="12pt" style:font-size-asian="12pt" style:font-size-complex="12pt"/>
    </style:style>
    <style:style style:name="P5" style:family="paragraph" style:parent-style-name="Preformatted_20_Text" style:list-style-name="L1">
      <style:text-properties style:font-name="Nimbus Roman No9 L" fo:font-size="12pt" style:font-size-asian="12pt" style:font-size-complex="12pt"/>
    </style:style>
    <style:style style:name="P6" style:family="paragraph" style:parent-style-name="Preformatted_20_Text" style:list-style-name="L2">
      <style:text-properties style:font-name="Nimbus Roman No9 L" fo:font-size="12pt" style:font-size-asian="12pt" style:font-size-complex="12pt"/>
    </style:style>
    <style:style style:name="P7" style:family="paragraph" style:parent-style-name="Preformatted_20_Text" style:list-style-name="L3">
      <style:text-properties style:font-name="Nimbus Roman No9 L" fo:font-size="12pt" style:font-size-asian="12pt" style:font-size-complex="12pt"/>
    </style:style>
    <style:style style:name="P8" style:family="paragraph" style:parent-style-name="Preformatted_20_Text" style:list-style-name="L4">
      <style:text-properties style:font-name="Nimbus Roman No9 L" fo:font-size="12pt" style:font-size-asian="12pt" style:font-size-complex="12pt"/>
    </style:style>
    <style:style style:name="P9" style:family="paragraph" style:parent-style-name="Preformatted_20_Text" style:list-style-name="L5">
      <style:text-properties style:font-name="Nimbus Roman No9 L" fo:font-size="12pt" style:font-size-asian="12pt" style:font-size-complex="12pt"/>
    </style:style>
    <style:style style:name="P10" style:family="paragraph" style:parent-style-name="Heading_20_1">
      <style:text-properties style:font-name="Nimbus Roman No9 L"/>
    </style:style>
    <style:style style:name="P11" style:family="paragraph" style:parent-style-name="Heading_20_1" style:list-style-name="">
      <style:text-properties style:font-name="Nimbus Roman No9 L" fo:font-size="12pt" style:font-size-asian="12pt" style:font-size-complex="12pt"/>
    </style:style>
    <style:style style:name="P12" style:family="paragraph" style:parent-style-name="Heading_20_1">
      <style:paragraph-properties fo:break-before="page"/>
      <style:text-properties style:font-name="Nimbus Roman No9 L"/>
    </style:style>
    <style:style style:name="T1" style:family="text">
      <style:text-properties style:font-name="Nimbus Roman No9 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uron ETL Design</text:p>
      <text:p text:style-name="Preformatted_20_Text"/>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317_798894197" text:style-name="Index_20_Link" text:visited-style-name="Index_20_Link"><text:s/>1 Create Daily Files<text:tab/>1</text:a></text:p>
          <text:p text:style-name="P1"><text:a xlink:type="simple" xlink:href="#__RefHeading__319_798894197" text:style-name="Index_20_Link" text:visited-style-name="Index_20_Link"><text:s/>2 Load Daily Files<text:tab/>1</text:a></text:p>
        </text:index-body>
      </text:table-of-content>
      <text:p text:style-name="P2"/>
      <text:h text:style-name="P10" text:outline-level="1"><text:bookmark-start text:name="__RefHeading__317_798894197"/>Create Daily Files<text:bookmark-end text:name="__RefHeading__317_798894197"/></text:h>
      <text:p text:style-name="P4">This will largely be a copy of the code that creates test databases with the following differences:</text:p>
      <text:list xml:id="list1036464254" text:style-name="L1">
        <text:list-item>
          <text:p text:style-name="P5">The data creation will be for 1 day at a time. The system_configuration table will hold the last day that data creation was run. The daily files will be built for the next day (unrelated to the actual calendar date.) Once the daily creation is complete, the date will be incremented. The same is true for loading. It will load for the date that is the file name – not the actual calendar date. This allows us to run multiple test loads on the same calendar day (or to run catch up days in production if that is required.)</text:p>
        </text:list-item>
        <text:list-item>
          <text:p text:style-name="P5">The data will be placed in a file rather than directly into the database.</text:p>
        </text:list-item>
        <text:list-item>
          <text:p text:style-name="P5">The file will be named using a combination of the date (yyyymmdd form) and something that indicates the purpose of the file (product, store, etc.)</text:p>
        </text:list-item>
        <text:list-item>
          <text:p text:style-name="P5">There will be one candidate record for every record in the file.</text:p>
        </text:list-item>
        <text:list-item>
          <text:p text:style-name="P5">The first line in the file may begin with a pound sign followed by the same information that is in the file name.</text:p>
        </text:list-item>
        <text:list-item>
          <text:p text:style-name="P5">The initial single format allowed will be CSV to allow customers who move information around in Excel files.</text:p>
        </text:list-item>
        <text:list-item>
          <text:p text:style-name="P5">To begin with files will be created to the db/load_files directory.</text:p>
        </text:list-item>
      </text:list>
      <text:p text:style-name="P4"/>
      <text:p text:style-name="P4">List of files to be created on a daily basis:</text:p>
      <text:list xml:id="list163994442" text:style-name="L2">
        <text:list-item>
          <text:p text:style-name="P6">Product File – need to figure out how to produce new records and changes to old records. Maybe a seed file that has changes and/or insertions (manually created) for a given date. Set it up in advance and it can run several days/weeks in a row without maintenance.</text:p>
        </text:list-item>
        <text:list-item>
          <text:p text:style-name="P6">Store File (usually empty) – same concept as product file.</text:p>
        </text:list-item>
        <text:list-item>
          <text:p text:style-name="P6">Promotions File (eventually) – nothing for now.</text:p>
        </text:list-item>
        <text:list-item>
          <text:p text:style-name="P6">Cashier File – same concept as for Product and Store file.</text:p>
        </text:list-item>
        <text:list-item>
          <text:p text:style-name="P6">Payment Method File (rarely) – nothing for now.</text:p>
        </text:list-item>
        <text:list-item>
          <text:p text:style-name="P6">Sales File – this will be created using the existing load_fct_sales function for the current run day.</text:p>
        </text:list-item>
      </text:list>
      <text:p text:style-name="P4"/>
      <text:p text:style-name="P4"/>
      <text:h text:style-name="P11" text:outline-level="1"/>
      <text:h text:style-name="P12" text:outline-level="1"><text:bookmark-start text:name="__RefHeading__319_798894197"/>Load Daily Files<text:bookmark-end text:name="__RefHeading__319_798894197"/></text:h>
      <text:p text:style-name="P4">Setup Process:</text:p>
      <text:list xml:id="list55857351" text:style-name="L3">
        <text:list-item>
          <text:p text:style-name="P7">Create software that will create the daily load tables from the definition of the table. </text:p>
        </text:list-item>
        <text:list-item>
          <text:p text:style-name="P7">This will need to be done for both dimension tables and fact tables. </text:p>
        </text:list-item>
        <text:list-item>
          <text:p text:style-name="P7">For dimension tables we will add a change type flag field that we will fill in to indicate if the record is an insert or an update. All fact table records are inserts.</text:p>
        </text:list-item>
        <text:list-item>
          <text:p text:style-name="P7">For both dimension and fact tables we will need to add a load_id so we can uniquely identify each loaded record.</text:p>
        </text:list-item>
        <text:list-item>
          <text:p text:style-name="P7">For both dimension and fact tables we will need to make all load fields text based. Conversion to dimension keys for certain fact fields comes as the last step in the load.</text:p>
        </text:list-item>
        <text:list-item>
          <text:p text:style-name="P7">Add field format definitions (regular expressions) to the dimension_fields and fact_fields tables.</text:p>
        </text:list-item>
        <text:list-item>
          <text:p text:style-name="P7">The various changes above should be added to load_dims_controller.rb and load_facts_controller.rb.</text:p>
        </text:list-item>
      </text:list>
      <text:p text:style-name="P4"/>
      <text:p text:style-name="P4">Loading Process:</text:p>
      <text:list xml:id="list1551084270" text:style-name="L4">
        <text:list-item>
          <text:p text:style-name="P8">The system_configuration table will hold the last day that data load was run. When the load is complete update the time to the next day. </text:p>
        </text:list-item>
        <text:list-item>
          <text:p text:style-name="P8">Truncate the load tables.</text:p>
        </text:list-item>
        <text:list-item>
          <text:p text:style-name="P8">Load files directly from the file into the load tables.</text:p>
        </text:list-item>
        <text:list-item>
          <text:p text:style-name="P8">Dimension tables are loaded first (except for the transaction dimension which is loaded based on the daily sales fact file.)</text:p>
        </text:list-item>
        <text:list-item>
          <text:p text:style-name="P8">Verify that all columns in all rows fit the correct definition for the column data. </text:p>
        </text:list-item>
        <text:list-item>
          <text:p text:style-name="P8">All records will be either inserts of new records or modifications of existing records. Deletion will be a separate process that runs occasionally.</text:p>
        </text:list-item>
        <text:list-item>
          <text:p text:style-name="P8">Truncate the load tables.</text:p>
        </text:list-item>
        <text:list-item>
          <text:p text:style-name="P8"/>
        </text:list-item>
      </text:list>
      <text:p text:style-name="P4"/>
      <text:p text:style-name="P4">Updating Process:</text:p>
      <text:list xml:id="list653573451" text:style-name="L5">
        <text:list-item>
          <text:p text:style-name="P9">This process updates any dimension transaction tables or fact tables that are summaries of just loaded fact table, updates aggregate tables, and does any re-indexing, vacuuming, or statistics updating that is required.</text:p>
        </text:list-item>
      </text:list>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1T08:45:26</dc:date>
    <dc:creator>Ken Buxton</dc:creator>
    <meta:generator>LibreOffice/3.5$Linux_X86_64 LibreOffice_project/350m1$Build-2</meta:generator>
    <meta:editing-duration>PT5H18M54S</meta:editing-duration>
    <meta:editing-cycles>11</meta:editing-cycles>
    <meta:printed-by>Ken Buxton</meta:printed-by>
    <meta:print-date>2013-12-11T08:39:00</meta:print-date>
    <meta:document-statistic meta:table-count="0" meta:image-count="0" meta:object-count="0" meta:page-count="2" meta:paragraph-count="39" meta:word-count="658" meta:character-count="3622" meta:non-whitespace-character-count="3023"/>
  </office:meta>
</office:document-meta>
</file>